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letter-spacing="-0.016cm" fo:font-style="normal" officeooo:rsid="001c3d3e" style:font-style-asian="normal" style:font-style-complex="normal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0">OBSERVACIONES</text:span>: <text:span text:style-name="T4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72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7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3"><text:span text:style-name="T10">SUBTOTAL </text:span><text:span text:style-name="T73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10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8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9"><text:text-input text:description="&lt;if test=&quot;o.currency_id != o.company_id.currency_id&quot;&gt;">IF2</text:text-input></text:span><text:span text:style-name="MT49">- </text:span><text:span text:style-name="MT33">Tipo de cambio:</text:span><text:span text:style-name="MT50"> </text:span><text:span text:style-name="MT51">$</text:span><text:span text:style-name="MT38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39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31"><text:span text:style-name="MT56">Referencia: </text:span><text:span text:style-name="MT57"><text:placeholder text:placeholder-type="text">&lt;o.name&gt;</text:placeholder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61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18T11:37:40.233768398</dc:date>
    <meta:editing-duration>P2DT15H17M41S</meta:editing-duration>
    <meta:editing-cycles>448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502" meta:non-whitespace-character-count="2341"/>
  </office:meta>
</office:document-meta>
</file>